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patcherServletInitializer.getServl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patcherServletInitializer.createDispatcherServlet( WebApplicationContext servletAp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patcherServletInitializer.registerServletFilter( ServletContext servletContext , 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DispatcherServletInitializer.isAsync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patcherServletInitializer.getServletApplication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patcherServletInitializer.registerDispatcherServlet(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DispatcherServletInitializer.customizeRegistration( ServletRegistration . Dynamic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ispatcherServletInitializer.onStartup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ispatcherServletInitializer.getDispatcher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ispatcherServletInitializer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